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06cm" fo:margin-bottom="0.106cm" loext:contextual-spacing="false" fo:line-height="150%"/>
      <style:text-properties fo:color="#1d1c1d" fo:font-size="9pt" style:font-size-asian="9pt" style:font-size-complex="9pt"/>
    </style:style>
    <style:style style:name="P2" style:family="paragraph" style:parent-style-name="Standard" style:master-page-name="Standard">
      <style:paragraph-properties fo:margin-top="0.106cm" fo:margin-bottom="0.106cm" loext:contextual-spacing="false" fo:line-height="150%" style:page-number="1"/>
      <style:text-properties fo:color="#1d1c1d" fo:font-size="9pt" style:font-size-asian="9pt" style:font-size-complex="9pt"/>
    </style:style>
    <style:style style:name="P3" style:family="paragraph" style:parent-style-name="Standard" style:list-style-name="WWNum1">
      <style:paragraph-properties fo:margin-left="1.27cm" fo:margin-right="0cm" fo:text-indent="-0.635cm" style:auto-text-indent="false"/>
    </style:style>
    <style:style style:name="P4" style:family="paragraph" style:parent-style-name="Standard" style:list-style-name="WWNum1">
      <style:paragraph-properties fo:margin-left="1.27cm" fo:margin-right="0cm" fo:text-indent="-0.635cm" style:auto-text-indent="false"/>
      <style:text-properties officeooo:rsid="001cc65d" officeooo:paragraph-rsid="001cc65d"/>
    </style:style>
    <style:style style:name="P5" style:family="paragraph" style:parent-style-name="Standard" style:list-style-name="WWNum1">
      <style:paragraph-properties fo:margin-left="1.27cm" fo:margin-right="0cm" fo:text-indent="-0.635cm" style:auto-text-indent="false"/>
      <style:text-properties officeooo:rsid="001e67eb" officeooo:paragraph-rsid="001e67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fil rouge Problématique / </text:p>
      <text:p text:style-name="P1"/>
      <text:p text:style-name="P1">besoin: Les directeurs de magasins sont soumis à des contrôles de conformité de leur matériel, de leur équipement de sécurité, d'entretien, de respect des normes environnementales, des inspections programmées…</text:p>
      <text:p text:style-name="P1"/>
      <text:p text:style-name="P1">Ces contrôles sont plus ou moins périodiques, annuels, bi annuel,5ans ...Et demande dans de nombreux cas de fournir un certain nombre de documents comme des registres de sécurité, plan des installations, suivi des interventions des techniciens de maintenance qui sont parfois égarés...Cas étudié:Directeur magasin gestion station service.</text:p>
      <text:p text:style-name="Standard"/>
      <text:p text:style-name="Standard">L’idée est de fournir une application web qui permettrait : </text:p>
      <text:p text:style-name="Standard"/>
      <text:list xml:id="list125078538" text:style-name="WWNum1">
        <text:list-item>
          <text:p text:style-name="P3">une authentification forte et sécurisée : gestion des utilisateurs (profil administrateur-gérant et autres)</text:p>
        </text:list-item>
        <text:list-item>
          <text:p text:style-name="P3">un archivage sécurisé de documents : stockage sur un serveur </text:p>
        </text:list-item>
        <text:list-item>
          <text:p text:style-name="P3">consultation simple rapide et à la demande de documents sur un serveur : interrogation d’une base de données/appli mobile. </text:p>
        </text:list-item>
        <text:list-item>
          <text:p text:style-name="P3">consultation et mise à jour des textes de loi et règlementations : accès à legislation.gouv.org mais uniquement les parties qui nous intéressent → faire une extraction et créer une mini base de données ? et une alerte ainsi qu’une actualisation dès qu’une mise à jour est faite ? → liste rapide des principales lois en question déjà. </text:p>
        </text:list-item>
        <text:list-item>
          <text:p text:style-name="P3">calendrier avec les contrôles et différentes inspections planifiées sur plusieurs années : préciser quel est le type de contrôle, la durée du contrôle, etc. → calendrier événementiel. </text:p>
        </text:list-item>
        <text:list-item>
          <text:p text:style-name="P3">création d’alertes <text:s/>et rappels personnalisés afin de se préparer en amont <text:s/>: emails, notifications (dans l’appli → push et in-app)</text:p>
        </text:list-item>
        <text:list-item>
          <text:p text:style-name="P3">possibilité de demander des devis pour mettre aux normes les différents matériels et différentes machines </text:p>
        </text:list-item>
        <text:list-item>
          <text:p text:style-name="P3">avoir un carnet de suivi des interventions des techniciens pour en posséder une trace → transmission des informations automatisées → calendrier → bouton pour avoir la liste des interventions en son sein </text:p>
        </text:list-item>
        <text:list-item>
          <text:p text:style-name="P4">Gestion de plusieurs stations</text:p>
        </text:list-item>
        <text:list-item>
          <text:p text:style-name="P5">Gestion du matériel</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4-15T12:17:01.984000000</dc:date>
    <meta:editing-duration>PT59S</meta:editing-duration>
    <meta:editing-cycles>2</meta:editing-cycles>
    <meta:document-statistic meta:table-count="0" meta:image-count="0" meta:object-count="0" meta:page-count="1" meta:paragraph-count="14" meta:word-count="301" meta:character-count="1946" meta:non-whitespace-character-count="1659"/>
  </office:meta>
</office:document-meta>
</file>